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ntendendo o que são Gerenciadores de Build</text:span></text:p>
      <text:p text:style-name="P1"><text:span text:style-name="T1">Neste conteúdo você vai aprender:</text:span></text:p>
      <text:p text:style-name="P1"><text:span text:style-name="T1"/></text:p>
      <text:p text:style-name="P1"><text:span text:style-name="T1">O que é o processo de build e sua importância na programação</text:span></text:p>
      <text:p text:style-name="P1"><text:span text:style-name="T1">O que são gerenciadores de build e como eles facilitam o desenvolvimento</text:span></text:p>
      <text:p text:style-name="P1"><text:span text:style-name="T1">Quais são os principais gerenciadores de build usados em Java: Maven e Gradle</text:span></text:p>
      <text:p text:style-name="P1"><text:span text:style-name="T1">Características e diferenças entre Maven e Gradle</text:span></text:p>
      <text:p text:style-name="P1"><text:span text:style-name="T1">Como instalar e configurar o Maven e o Gradle no seu sistema</text:span></text:p>
      <text:p text:style-name="P1"><text:span text:style-name="T1">A importância das variáveis de ambiente e como configurá-las para uso das ferramentas</text:span></text:p>
      <text:p text:style-name="P1"><text:span text:style-name="T1">O que é "Build"?</text:span></text:p>
      <text:p text:style-name="P1"><text:span text:style-name="T1">No contexto da programação, build é o processo de transformar o código-fonte de um programa em algo que possa ser executado ou distribuído. Esse processo geralmente inclui compilar os arquivos .java em .class, gerenciar e baixar bibliotecas externas (dependências), executar testes automatizados, empacotar o programa em um arquivo final (como um .jar ou .war) e preparar o projeto para distribuição.</text:span></text:p>
      <text:p text:style-name="P1"><text:span text:style-name="T1"/></text:p>
      <text:p text:style-name="P1"><text:span text:style-name="T1">Realizar todas essas tarefas manualmente pode ser demorado, repetitivo e sujeito a erros. Por isso, utilizamos ferramentas que automatizam esse fluxo: os gerenciadores de build.</text:span></text:p>
      <text:p text:style-name="P1"><text:span text:style-name="T1"/></text:p>
      <text:p text:style-name="P1"><text:span text:style-name="T1">O que é um Gerenciador de Build?</text:span></text:p>
      <text:p text:style-name="P1"><text:span text:style-name="T1">É uma ferramenta que automatiza e organiza todo o processo de build de um projeto Java (ou outros). Com ele, você define o que precisa ser feito e o gerenciador cuida da execução.</text:span></text:p>
      <text:p text:style-name="P1"><text:span text:style-name="T1"/></text:p>
      <text:p text:style-name="P1"><text:span text:style-name="T1">Principais Gerenciadores de Build em Java</text:span></text:p>
      <text:p text:style-name="P1"><text:span text:style-name="T1">Ao desenvolver projetos Java, é comum precisarmos compilar o código, rodar testes, empacotar o projeto em um arquivo .jar ou .war, e gerenciar bibliotecas externas (dependências). Fazer tudo isso manualmente seria trabalhoso e propenso a erros. Por isso, usamos gerenciadores de build.</text:span></text:p>
      <text:p text:style-name="P1"><text:span text:style-name="T1"/></text:p>
      <text:p text:style-name="P1"><text:span text:style-name="T1">Os dois principais gerenciadores de build no ecossistema Java são o Maven e o Gradle.</text:span></text:p>
      <text:p text:style-name="P1"><text:span text:style-name="T1"/></text:p>
      <text:p text:style-name="P1"><text:span text:style-name="T1">Maven</text:span></text:p>
      <text:p text:style-name="P1"><text:span text:style-name="T1">O Maven é uma ferramenta tradicional e muito usada no mercado corporativo. Ele segue o princípio da “convenção sobre configuração”, ou seja, usa uma estrutura de pastas padrão e arquivos XML para definir como o projeto deve ser construído.</text:span></text:p>
      <text:p text:style-name="P1"><text:span text:style-name="T1"/></text:p>
      <text:p text:style-name="P1"><text:span text:style-name="T1">Gradle</text:span></text:p>
      <text:p text:style-name="P1"><text:span text:style-name="T1">O Gradle é uma ferramenta mais moderna e flexível. Ele usa scripts escritos em Groovy (ou Kotlin) no arquivo build.gradle. Por ser baseado em scripts e não em XML, o Gradle permite uma configuração mais personalizada e expressiva.</text:span></text:p>
      <text:p text:style-name="P1"><text:span text:style-name="T1"/></text:p>
      <text:p text:style-name="P1"><text:span text:style-name="T1">Instalação do Maven e do Gradle</text:span></text:p>
      <text:p text:style-name="P1"><text:span text:style-name="T1">Para usar o Maven ou o Gradle no seu computador, é necessário instalá-los corretamente e configurar as variáveis de ambiente do sistema. Isso garante que os comandos mvn (para o Maven) e gradle (para o Gradle) funcionem a partir de qualquer terminal ou linha de comando.</text:span></text:p>
      <text:p text:style-name="P1"><text:span text:style-name="T1"/></text:p>
      <text:p text:style-name="P1"><text:span text:style-name="T2">💡</text:span><text:span text:style-name="T3"><text:s/>As variáveis de ambiente são configurações que ajudam o sistema operacional a localizar arquivos e executar ferramentas.</text:span></text:p>
      <text:p text:style-name="P1"><text:span text:style-name="T3"/></text:p>
      <text:p text:style-name="P1"><text:span text:style-name="T3">Existem dois tipos principais:</text:span></text:p>
      <text:p text:style-name="P1"><text:span text:style-name="T3"/></text:p>
      <text:p text:style-name="P1"><text:span text:style-name="T3">Variável de Ambiente do Usuário: Afeta apenas o usuário atual. Ideal para uso pessoal.</text:span></text:p>
      <text:p text:style-name="P1"><text:span text:style-name="T3"/></text:p>
      <text:p text:style-name="P1"><text:span text:style-name="T3">Variável do Sistema: Afeta todos os usuários do computador. Indicada para configurações globais ou ambientes corporativos.</text:span></text:p>
      <text:p text:style-name="P1"><text:span text:style-name="T3"/></text:p>
      <text:p text:style-name="P1"><text:span text:style-name="T3">Configuração das Variáveis de Ambiente</text:span></text:p>
      <text:p text:style-name="P1"><text:span text:style-name="T3">Ao instalar o Maven ou o Gradle, é comum definir a variável MAVEN_HOME ou GRADLE_HOME, que aponta para a pasta onde a ferramenta foi extraída.</text:span></text:p>
      <text:p text:style-name="P1"><text:span text:style-name="T3"/></text:p>
      <text:p text:style-name="P1"><text:span text:style-name="T3">Se você estiver configurando no nível de usuário (e não no sistema), é importante lembrar que:</text:span></text:p>
      <text:p text:style-name="P1"><text:span text:style-name="T3"/></text:p>
      <text:p text:style-name="P1"><text:span text:style-name="T3">Você deve criar a variável MAVEN_HOME ou GRADLE_HOME nas variáveis do usuário, apontando para o diretório da instalação (exemplo: C:\Tools\maven-3.9.6).</text:span></text:p>
      <text:p text:style-name="P1"><text:span text:style-name="T3"/></text:p>
      <text:p text:style-name="P1"><text:span text:style-name="T3">Depois, você precisa adicionar o caminho da pasta bin dessa instalação ao PATH do mesmo nível (usuário).</text:span></text:p>
      <text:p text:style-name="P1"><text:span text:style-name="T3"/></text:p>
      <text:p text:style-name="P1"><text:span text:style-name="T4">❗</text:span><text:span text:style-name="T5"><text:s/>Erro comum: "mvn não é reconhecido como um comando interno ou externo"<text:line-break/>Esse erro indica que o sistema não está conseguindo localizar o executável mvn, utilizado pelo Maven.</text:span></text:p>
      <text:p text:style-name="P1"><text:span text:style-name="T5">Possíveis causas:</text:span></text:p>
      <text:p text:style-name="P1"><text:span text:style-name="T5"/></text:p>
      <text:p text:style-name="P1"><text:span text:style-name="T5">Conflito entre variáveis de usuário e sistema: o Windows possui duas seções de variáveis de ambiente<text:s/></text:span><text:span text:style-name="T6">— usu</text:span><text:span text:style-name="T7">ário e sistema.</text:span></text:p>
      <text:p text:style-name="P1"><text:span text:style-name="T7">Se você adicionou o PATH no nível de usuário, mas há outro PATH conflitante no nível de sistema (ou vice-versa), isso pode causar problemas.</text:span></text:p>
      <text:p text:style-name="P1"><text:span text:style-name="T7">Ordem das variáveis no PATH: se houver múltiplos caminhos para versões diferentes do Maven, a que aparece primeiro será usada<text:s/></text:span><text:span text:style-name="T8">— e talvez n</text:span><text:span text:style-name="T9">ão esteja configurada corretamente.</text:span></text:p>
      <text:p text:style-name="P1"><text:span text:style-name="T9">Erro na variável PATH: o caminho da pasta bin do Maven pode não ter sido adicionado corretamente.</text:span></text:p>
      <text:p text:style-name="P1"><text:span text:style-name="T9">Como corrigir:</text:span></text:p>
      <text:p text:style-name="P1"><text:span text:style-name="T9">Abra o Painel de Variáveis de Ambiente (Propriedades do Sistema<text:s/></text:span><text:span text:style-name="T10">→</text:span><text:span text:style-name="T11"><text:s/>Aba "Avançado"<text:s/></text:span><text:span text:style-name="T12">→</text:span><text:span text:style-name="T13"><text:s/>Variáveis de Ambiente...).</text:span></text:p>
      <text:p text:style-name="P1"><text:span text:style-name="T13">Verifique se:</text:span></text:p>
      <text:p text:style-name="P1"><text:span text:style-name="T13">A variável MAVEN_HOME aponta corretamente para o diretório de instalação.</text:span></text:p>
      <text:p text:style-name="P1"><text:span text:style-name="T13">O caminho C:\Tools\maven-3.9.6\bin está corretamente adicionado ao PATH.</text:span></text:p>
      <text:p text:style-name="P1"><text:span text:style-name="T13">Confirme se a configuração está feita no nível certo (usuário ou sistema), de acordo com o seu caso.</text:span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